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rsonnages : noms temporaires</text:p>
      <text:p text:style-name="Standard"/>
      <text:p text:style-name="Standard">la chanteuse : Sarah Lindtsröm</text:p>
      <text:p text:style-name="Standard">le véto : Hervé Prigent</text:p>
      <text:p text:style-name="Standard">le TIG : Loïc</text:p>
      <text:p text:style-name="Standard">l'écrivain : Léo Heinrick</text:p>
      <text:p text:style-name="Standard">le fermier : Yannick Legouenn</text:p>
      <text:p text:style-name="Standard">le mec de l'écrivain : Pierre</text:p>
      <text:p text:style-name="Standard">le mec de la chanteuse : Laurent</text:p>
      <text:p text:style-name="Standard">le médecin - père de Hervé : Gael Prig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ll duneau</meta:initial-creator>
    <meta:creation-date>2013-04-12T01:31:21</meta:creation-date>
    <dc:date>2013-04-12T12:20:23</dc:date>
    <dc:creator>cyrill duneau</dc:creator>
    <meta:editing-duration>PT10H44M53S</meta:editing-duration>
    <meta:editing-cycles>5</meta:editing-cycles>
    <meta:generator>OpenOffice.org/3.4.1$Unix OpenOffice.org_project/341m1$Build-9593</meta:generator>
    <meta:document-statistic meta:table-count="0" meta:image-count="0" meta:object-count="0" meta:page-count="1" meta:paragraph-count="9" meta:word-count="50" meta:character-count="253"/>
  </office:meta>
</office:document-meta>
</file>